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ulti Endnote Paragraph</text:h>
      <text:p text:style-name="Text_20_body">Before <text:note text:id="ftn1" text:note-class="endnote"><text:note-citation>i</text:note-citation><text:note-body><text:p text:style-name="Endnote">The Endnote text</text:p></text:note-body></text:note> after and before <text:note text:id="ftn0" text:note-class="endnote"><text:note-citation>ii</text:note-citation><text:note-body><text:p text:style-name="Endnote">The other footnote</text:p></text:note-body></text:note> after.</text:p>
      <text:p text:style-name="Text_20_body">A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4T10:19:44</meta:creation-date>
    <dc:date>2009-06-24T10:38:12</dc:date>
    <dc:creator>Vincent Spiewak</dc:creator>
    <meta:editing-duration>PT00H02M19S</meta:editing-duration>
    <meta:editing-cycles>2</meta:editing-cycles>
    <meta:generator>OpenOffice.org/3.0$Unix OpenOffice.org_project/300m15$Build-9379</meta:generator>
    <meta:document-statistic meta:table-count="0" meta:image-count="0" meta:object-count="0" meta:page-count="2" meta:paragraph-count="5" meta:word-count="18" meta:character-count="98"/>
  </office:meta>
</office:document-meta>
</file>